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use-window-font-color="true" style:font-name="Times New Roman" officeooo:rsid="001f1104" officeooo:paragraph-rsid="001f1104"/>
    </style:style>
    <style:style style:name="P2" style:family="paragraph" style:parent-style-name="Standard">
      <style:paragraph-properties fo:line-height="150%"/>
      <style:text-properties style:use-window-font-color="true" style:font-name="Times New Roman" officeooo:rsid="001f1104" officeooo:paragraph-rsid="002523bf"/>
    </style:style>
    <style:style style:name="P3" style:family="paragraph" style:parent-style-name="Standard">
      <style:paragraph-properties fo:line-height="150%"/>
      <style:text-properties style:use-window-font-color="true" style:font-name="Times New Roman" fo:language="pt" fo:country="BR" officeooo:rsid="001f1104" officeooo:paragraph-rsid="002523bf"/>
    </style:style>
    <style:style style:name="P4" style:family="paragraph" style:parent-style-name="Standard">
      <style:paragraph-properties fo:line-height="150%"/>
      <style:text-properties style:use-window-font-color="true" style:font-name="Times New Roman" fo:language="pt" fo:country="BR" officeooo:rsid="0036d3f2" officeooo:paragraph-rsid="0036d3f2"/>
    </style:style>
    <style:style style:name="P5" style:family="paragraph" style:parent-style-name="Standard">
      <style:paragraph-properties fo:line-height="150%"/>
      <style:text-properties style:use-window-font-color="true" style:font-name="Times New Roman" fo:font-size="14pt" fo:font-weight="bold" officeooo:rsid="001f1104" officeooo:paragraph-rsid="001f1104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break-before="page"/>
      <style:text-properties style:use-window-font-color="true" style:font-name="Times New Roman" fo:language="pt" fo:country="BR" officeooo:rsid="00461104" officeooo:paragraph-rsid="00461104"/>
    </style:style>
    <style:style style:name="P7" style:family="paragraph" style:parent-style-name="Standard" style:list-style-name="L1">
      <style:paragraph-properties fo:line-height="150%"/>
      <style:text-properties style:use-window-font-color="true" style:font-name="Times New Roman" fo:language="pt" fo:country="BR" officeooo:rsid="0036d3f2" officeooo:paragraph-rsid="0036d3f2"/>
    </style:style>
    <style:style style:name="P8" style:family="paragraph" style:parent-style-name="Standard">
      <style:paragraph-properties fo:line-height="150%"/>
      <style:text-properties style:use-window-font-color="true" style:font-name="Times New Roman" fo:language="pt" fo:country="BR" officeooo:rsid="0036d3f2" officeooo:paragraph-rsid="0037b9aa"/>
    </style:style>
    <style:style style:name="P9" style:family="paragraph" style:parent-style-name="Standard">
      <style:paragraph-properties fo:line-height="150%"/>
      <style:text-properties style:use-window-font-color="true" style:font-name="Times New Roman" fo:language="pt" fo:country="BR" officeooo:rsid="0036d3f2" officeooo:paragraph-rsid="005037cc"/>
    </style:style>
    <style:style style:name="P10" style:family="paragraph" style:parent-style-name="Standard">
      <style:paragraph-properties fo:line-height="150%"/>
      <style:text-properties style:use-window-font-color="true" style:font-name="Times New Roman" fo:language="pt" fo:country="BR" fo:font-weight="normal" officeooo:rsid="0036d3f2" officeooo:paragraph-rsid="0051c595" style:font-weight-asian="normal" style:font-weight-complex="normal"/>
    </style:style>
    <style:style style:name="P11" style:family="paragraph" style:parent-style-name="Standard">
      <style:paragraph-properties fo:line-height="150%" fo:text-align="center" style:justify-single-word="false"/>
      <style:text-properties style:use-window-font-color="true" style:font-name="Times New Roman" fo:language="pt" fo:country="BR" fo:font-weight="normal" officeooo:rsid="0036d3f2" officeooo:paragraph-rsid="0051c595" style:font-weight-asian="normal" style:font-weight-complex="normal"/>
    </style:style>
    <style:style style:name="P12" style:family="paragraph" style:parent-style-name="Standard">
      <style:paragraph-properties fo:line-height="150%" fo:text-align="center" style:justify-single-word="false"/>
      <style:text-properties style:use-window-font-color="true" style:font-name="Times New Roman" fo:language="pt" fo:country="BR" fo:font-weight="normal" officeooo:rsid="0036d3f2" officeooo:paragraph-rsid="0054aeca" style:font-weight-asian="normal" style:font-weight-complex="normal"/>
    </style:style>
    <style:style style:name="P13" style:family="paragraph" style:parent-style-name="Standard">
      <style:paragraph-properties fo:line-height="150%"/>
      <style:text-properties style:use-window-font-color="true" style:font-name="Times New Roman" fo:language="pt" fo:country="BR" fo:font-weight="normal" officeooo:rsid="0051c595" officeooo:paragraph-rsid="0051c595" style:font-weight-asian="normal" style:font-weight-complex="normal"/>
    </style:style>
    <style:style style:name="P14" style:family="paragraph" style:parent-style-name="Standard">
      <style:paragraph-properties fo:line-height="150%"/>
      <style:text-properties style:use-window-font-color="true" style:font-name="Times New Roman" fo:language="en" fo:country="US" officeooo:rsid="00461104" officeooo:paragraph-rsid="00461104"/>
    </style:style>
    <style:style style:name="P15" style:family="paragraph" style:parent-style-name="Standard">
      <style:paragraph-properties fo:line-height="150%"/>
      <style:text-properties fo:color="#800000" style:font-name="Times New Roman" fo:language="pt" fo:country="BR" fo:font-weight="bold" officeooo:rsid="0037b9aa" officeooo:paragraph-rsid="0039726a" style:font-weight-asian="bold" style:font-weight-complex="bold"/>
    </style:style>
    <style:style style:name="T1" style:family="text">
      <style:text-properties officeooo:rsid="00206ede"/>
    </style:style>
    <style:style style:name="T2" style:family="text">
      <style:text-properties officeooo:rsid="00219c96"/>
    </style:style>
    <style:style style:name="T3" style:family="text">
      <style:text-properties officeooo:rsid="002523bf"/>
    </style:style>
    <style:style style:name="T4" style:family="text">
      <style:text-properties officeooo:rsid="0026b286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26b286"/>
    </style:style>
    <style:style style:name="T7" style:family="text">
      <style:text-properties fo:language="en" fo:country="US" officeooo:rsid="002523bf"/>
    </style:style>
    <style:style style:name="T8" style:family="text">
      <style:text-properties fo:language="en" fo:country="US" officeooo:rsid="00333b8c"/>
    </style:style>
    <style:style style:name="T9" style:family="text">
      <style:text-properties fo:language="en" fo:country="US" officeooo:rsid="0036d3f2"/>
    </style:style>
    <style:style style:name="T10" style:family="text">
      <style:text-properties fo:language="en" fo:country="US" officeooo:rsid="003cfbe2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language="en" fo:country="US" fo:font-weight="bold" officeooo:rsid="0042aec8" style:font-weight-asian="bold" style:font-weight-complex="bold"/>
    </style:style>
    <style:style style:name="T13" style:family="text">
      <style:text-properties fo:language="en" fo:country="US" officeooo:rsid="002b9be1"/>
    </style:style>
    <style:style style:name="T14" style:family="text">
      <style:text-properties fo:language="en" fo:country="US" officeooo:rsid="0047faa0"/>
    </style:style>
    <style:style style:name="T15" style:family="text">
      <style:text-properties fo:language="en" fo:country="US" officeooo:rsid="002fd755"/>
    </style:style>
    <style:style style:name="T16" style:family="text">
      <style:text-properties officeooo:rsid="002b9be1"/>
    </style:style>
    <style:style style:name="T17" style:family="text">
      <style:text-properties officeooo:rsid="002fd755"/>
    </style:style>
    <style:style style:name="T18" style:family="text">
      <style:text-properties officeooo:rsid="0036d3f2"/>
    </style:style>
    <style:style style:name="T19" style:family="text">
      <style:text-properties officeooo:rsid="003cfbe2"/>
    </style:style>
    <style:style style:name="T20" style:family="text">
      <style:text-properties officeooo:rsid="00406bae"/>
    </style:style>
    <style:style style:name="T21" style:family="text">
      <style:text-properties officeooo:rsid="00415ccb"/>
    </style:style>
    <style:style style:name="T22" style:family="text">
      <style:text-properties officeooo:rsid="0044056b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523bf" style:font-weight-asian="bold" style:font-weight-complex="bold"/>
    </style:style>
    <style:style style:name="T25" style:family="text">
      <style:text-properties fo:font-weight="bold" officeooo:rsid="0036d3f2" style:font-weight-asian="bold" style:font-weight-complex="bold"/>
    </style:style>
    <style:style style:name="T26" style:family="text">
      <style:text-properties fo:font-weight="bold" officeooo:rsid="0048512e" style:font-weight-asian="bold" style:font-weight-complex="bold"/>
    </style:style>
    <style:style style:name="T27" style:family="text">
      <style:text-properties fo:font-weight="normal" officeooo:rsid="0048512e" style:font-weight-asian="normal" style:font-weight-complex="normal"/>
    </style:style>
    <style:style style:name="T28" style:family="text">
      <style:text-properties fo:font-weight="normal" officeooo:rsid="00486af1" style:font-weight-asian="normal" style:font-weight-complex="normal"/>
    </style:style>
    <style:style style:name="T29" style:family="text">
      <style:text-properties fo:font-weight="normal" officeooo:rsid="004a2e81" style:font-weight-asian="normal" style:font-weight-complex="normal"/>
    </style:style>
    <style:style style:name="T30" style:family="text">
      <style:text-properties fo:font-weight="normal" officeooo:rsid="004ac165" style:font-weight-asian="normal" style:font-weight-complex="normal"/>
    </style:style>
    <style:style style:name="T31" style:family="text">
      <style:text-properties fo:font-weight="normal" officeooo:rsid="004b2eb2" style:font-weight-asian="normal" style:font-weight-complex="normal"/>
    </style:style>
    <style:style style:name="T32" style:family="text">
      <style:text-properties fo:font-weight="normal" officeooo:rsid="004c1fc3" style:font-weight-asian="normal" style:font-weight-complex="normal"/>
    </style:style>
    <style:style style:name="T33" style:family="text">
      <style:text-properties fo:font-weight="normal" officeooo:rsid="004fb274" style:font-weight-asian="normal" style:font-weight-complex="normal"/>
    </style:style>
    <style:style style:name="T34" style:family="text">
      <style:text-properties fo:font-weight="normal" officeooo:rsid="005037cc" style:font-weight-asian="normal" style:font-weight-complex="normal"/>
    </style:style>
    <style:style style:name="T35" style:family="text">
      <style:text-properties fo:font-weight="normal" officeooo:rsid="0051c595" style:font-weight-asian="normal" style:font-weight-complex="normal"/>
    </style:style>
    <style:style style:name="T36" style:family="text">
      <style:text-properties fo:color="#800000" fo:font-weight="bold" style:font-weight-asian="bold" style:font-weight-complex="bold"/>
    </style:style>
    <style:style style:name="T37" style:family="text">
      <style:text-properties fo:color="#800000" fo:font-weight="bold" officeooo:rsid="0051c595" style:font-weight-asian="bold" style:font-weight-complex="bold"/>
    </style:style>
    <style:style style:name="T38" style:family="text">
      <style:text-properties fo:color="#800000" fo:font-weight="bold" officeooo:rsid="0052ec90" style:font-weight-asian="bold" style:font-weight-complex="bold"/>
    </style:style>
    <style:style style:name="T39" style:family="text">
      <style:text-properties fo:color="#800000" fo:font-weight="bold" officeooo:rsid="0054aeca" style:font-weight-asian="bold" style:font-weight-complex="bold"/>
    </style:style>
    <style:style style:name="T40" style:family="text">
      <style:text-properties officeooo:rsid="00544ceb"/>
    </style:style>
    <style:style style:name="T41" style:family="text">
      <style:text-properties officeooo:rsid="0054aeca"/>
    </style:style>
    <style:style style:name="T42" style:family="text">
      <style:text-properties officeooo:rsid="0059fcf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cedimentos</text:p>
      <text:p text:style-name="P1"/>
      <text:p text:style-name="P1"/>
      <text:p text:style-name="P1"><text:tab/>Nesta pesquisa desenvolveu-se uma aplicação que exemplifica os conceitos de uma arquitetura modular, <text:span text:style-name="T1">utilizando como principais tecnologias, a</text:span> linguagem de programação Java <text:span text:style-name="T1">e a especificação OSGi, que oferece suporte a modularização de softwares.</text:span></text:p>
      <text:p text:style-name="P1"><text:tab/><text:span text:style-name="T2">Para o desenvolvimento desta pesquisa, foi definido um cronograma com os principais procedimentos, que foram executados de forma progressiva conforme os resultados obtidos através dos estudos realizados em cada tecnologia.</text:span></text:p>
      <text:p text:style-name="P1"/>
      <text:p text:style-name="P1"/>
      <text:p text:style-name="P1">→<text:span text:style-name="T3"> </text:span><text:span text:style-name="T24">Prototipação</text:span></text:p>
      <text:p text:style-name="P1"/>
      <text:p text:style-name="P1"/>
      <text:p text:style-name="P2"><text:tab/><text:span text:style-name="T3">Através dos resultados obtidos na realização de estudos sobre a especificação OSGi, desenvolveu-se protótipos a fim de verificar seu funcionamento. Foram desenvolvidos diferentes tipos de protótipos, com o objetivo de definir como seria desenvolvido uma aplicação que demonstrasse a modularização de softwares.</text:span></text:p>
      <text:p text:style-name="P2"><text:tab/><text:span text:style-name="T4">Desenvolveu-se protótipos que podem ser executados no ambiente do tipo </text:span><text:span text:style-name="T6">desktop</text:span><text:span text:style-name="T4"> e web. De acordo com os resultados, definimos que a aplicação desenvolvida para exemplificar um software modularizado seria do tipo web.</text:span></text:p>
      <text:p text:style-name="P2"><text:span text:style-name="T3"><text:tab/>A especificação OSGi é implementada por vários </text:span><text:span text:style-name="T7">frameworks</text:span><text:span text:style-name="T3">, dentre eles, os protótipos foram criados utilizando </text:span><text:span text:style-name="T8">o</text:span><text:span text:style-name="T3"> </text:span><text:span text:style-name="T7">Equinox</text:span><text:span text:style-name="T3"> e Apache </text:span><text:span text:style-name="T7">Felix.</text:span><text:span text:style-name="T3"> Desta forma, definiu-se como implementação a ser utilizada para o desenvolvimento o </text:span><text:span text:style-name="T7">framework</text:span><text:span text:style-name="T3"> Apache </text:span><text:span text:style-name="T7">Felix</text:span><text:span text:style-name="T3">, devido a sua excelente integração com o GlassFish. Devido a isso, definiu-se também, a utilização do GlassFish como servidor de aplicação, completando assim o escopo </text:span><text:span text:style-name="T7">back-end</text:span><text:span text:style-name="T3"> para o desenvolvimento de uma aplicação web.</text:span></text:p>
      <text:p text:style-name="P2"><text:tab/><text:span text:style-name="T16">Com o desenvolvimento dos protótipos, baseado nos estudos realizados, observamos que a tecnologia OSGi oferece suporte a projetos do tipo OSGi </text:span><text:span text:style-name="T13">Bundle</text:span><text:span text:style-name="T16">, Java </text:span><text:span text:style-name="T13">Application</text:span><text:span text:style-name="T16">, Web </text:span><text:span text:style-name="T14">Application</text:span><text:span text:style-name="T16"> e </text:span><text:span text:style-name="T13">Enterprise</text:span><text:span text:style-name="T16"> </text:span><text:span text:style-name="T13">Java Bean.</text:span><text:span text:style-name="T16"> Com isso constatamos que podemos desenvolver módulos de diferentes tipos, que interagem entre si através de interfaces bem definidas, que são disponibilizadas como serviços ou exportadas dentro do contexto OSGi.</text:span></text:p>
      <text:p text:style-name="P2"><text:tab/><text:span text:style-name="T17">Foram desenvolvidos também protótipos de módulos responsáveis de disponibilizar a interface gráfica com o usuário, utilizando as tecnologias HTML, </text:span><text:span text:style-name="T14">JavaScript</text:span><text:span text:style-name="T17">, </text:span><text:span text:style-name="T15">Angular JS</text:span><text:span text:style-name="T17">, CSS e </text:span><text:span text:style-name="T15">Bootstrap.</text:span></text:p>
      <text:p text:style-name="P2"><text:tab/><text:span text:style-name="T17">A prototipação foi um procedimento muito importante para o desenvolvimento deste projeto, </text:span><text:soft-page-break/><text:span text:style-name="T17">pois além comprovarmos o funcionamento prático das teorias estudadas, observamos que o desenvolvimento modular requer um planejamento complexo de sua arquitetura, proporcionando desacoplamento dos módulos e alta coesão, ou seja, os módulos podem ser desinstalados, parados e atualizados em tempo de execução sem afetar outros módulos, além de definir responsabilidades específicas para cada módulo.</text:span></text:p>
      <text:p text:style-name="P2"/>
      <text:p text:style-name="P2"/>
      <text:p text:style-name="P2">→<text:span text:style-name="T18"> </text:span><text:span text:style-name="T25">Definição do software</text:span></text:p>
      <text:p text:style-name="P2"/>
      <text:p text:style-name="P2"/>
      <text:p text:style-name="P3"><text:span text:style-name="T18"><text:tab/>Após estudos e a criação de protótipos, definiu-se uma aplicação básica contendo 5 módulos, que demonstre uma arquitetura modular utilizando a tecnologia OSGi através do </text:span><text:span text:style-name="T9">framework</text:span><text:span text:style-name="T18"> Apache </text:span><text:span text:style-name="T9">Felix.</text:span><text:span text:style-name="T18"> O objetivo do software é apenas demonstrar o funcionamento da arquitetura assim como características da tecnologia OSGi.</text:span></text:p>
      <text:p text:style-name="P3"/>
      <text:list xml:id="list1185738308527557620" text:style-name="L1">
        <text:list-item>
          <text:p text:style-name="P7"><text:span text:style-name="T23">Módulo Usuário:</text:span> módulo responsável por controlar os cadastros do usuário e autenticação dos <text:span text:style-name="T20">mesmos </text:span>no sistema;</text:p>
        </text:list-item>
        <text:list-item>
          <text:p text:style-name="P7"><text:span text:style-name="T23">Módulo Clientes:</text:span> módulo responsável por controlar os cadastros de clientes, <text:span text:style-name="T21">com</text:span> integração ao módulo financeiro;</text:p>
        </text:list-item>
        <text:list-item>
          <text:p text:style-name="P7"><text:span text:style-name="T23">Módulo Financeiro:</text:span> módulo responsável por controlar os lançamentos de contas a pagar e a receber, com integração ao módulo de clientes;</text:p>
        </text:list-item>
        <text:list-item>
          <text:p text:style-name="P7"><text:span text:style-name="T23">Módulo </text:span><text:span text:style-name="T11">Logs</text:span><text:span text:style-name="T23">:</text:span> módulo responsável por registrar <text:span text:style-name="T5">logs</text:span> do sistema em arquivos, com integração entre todos os outros módulos.</text:p>
        </text:list-item>
        <text:list-item>
          <text:p text:style-name="P7"><text:span text:style-name="T23">Módulo </text:span><text:span text:style-name="T12">Data source</text:span><text:span text:style-name="T23">:</text:span> módulo responsável por fornecer e controlar acesso ao banco de dados, <text:span text:style-name="T22">com </text:span>integração <text:span text:style-name="T22">entre </text:span>todos os outros módulos.</text:p>
        </text:list-item>
      </text:list>
      <text:p text:style-name="P4"/>
      <text:p text:style-name="P8"><text:tab/><text:span text:style-name="T19">A aplicação foi definida para execução no ambiente web, sendo implantada no servidor de aplicação Glassfish. Isso se justifica devido a grande flexibilidade que os sistemas web oferecem, podendo ser executado em qualquer sistema operacional, assim como qualquer dispositivo que tenha suporte ao </text:span><text:span text:style-name="T10">browser.</text:span></text:p>
      <text:p text:style-name="P8"/>
      <text:p text:style-name="P8"/>
      <text:p text:style-name="P8"/>
      <text:p text:style-name="P8"/>
      <text:p text:style-name="P8"/>
      <text:p text:style-name="P8"><text:soft-page-break/><text:span text:style-name="T19">→ </text:span><text:span text:style-name="T26">Modelagem da arquitetura dos módulos</text:span></text:p>
      <text:p text:style-name="P8"/>
      <text:p text:style-name="P8"/>
      <text:p text:style-name="P8"><text:span text:style-name="T27"><text:tab/></text:span><text:span text:style-name="T28">A</text:span><text:span text:style-name="T29"> arquitetura de um software é uma das principais partes no desenvolvimento da aplicação. Dessa maneira, criou-se uma arquitetura modular que fornece aos módulos flexibilidade para que possam ser desinstalados, parados e atualizados enquanto o restante do sistema está em funcionamento.</text:span></text:p>
      <text:p text:style-name="P9"><text:span text:style-name="T30"><text:tab/></text:span><text:span text:style-name="T31">Modelou-se uma arquitetura em que</text:span><text:span text:style-name="T32"> </text:span><text:span text:style-name="T31">os módulos </text:span><text:span text:style-name="T32">do sistema são formados por</text:span><text:span text:style-name="T31"> </text:span><text:span text:style-name="T32">outros módulos menores. Normalmente, cada módulo do software está formado por outros três módulos, são eles, m</text:span><text:span text:style-name="T33">ó</text:span><text:span text:style-name="T32">dulo de Visão, que é responsável por conter as telas de interação com o usuário, o módulo API, que contém as interfaces </text:span><text:span text:style-name="T35">e funcionalidades</text:span><text:span text:style-name="T32">, </text:span><text:span text:style-name="T35">que compartilhados e </text:span><text:span text:style-name="T32">expostos </text:span><text:span text:style-name="T35">como</text:span><text:span text:style-name="T32"> serviços, e por fim o módulo Core, que contém a implementação e lógica de negócio </text:span><text:span text:style-name="T33">das interfaces expostas</text:span><text:span text:style-name="T32">. </text:span></text:p>
      <text:p text:style-name="P9"><text:span text:style-name="T32"><text:tab/></text:span><text:span text:style-name="T34">Com os módulos</text:span><text:span text:style-name="T33"> dispostos dessa maneira, o único módulo que gera dependência para outros módulos é o módulo API, sendo assim o módulo de Visão e Core podem ser desinstalados, parados e atualizados sem comprometer o restante do software. </text:span><text:span text:style-name="T35">Define-se então, que o módulo API é a base principal para os módulos de Visão e Core, concluindo então que, é um módulo que não deve ser desinstalado.</text:span></text:p>
      <text:p text:style-name="P9"><text:span text:style-name="T35"><text:tab/>Essa arquitetura pode ser entendida melhor de acordo com a figura xxx que demonstra a estrutura definida para os módulos.</text:span></text:p>
      <text:p text:style-name="P9"/>
      <text:p text:style-name="P11"><text:span text:style-name="T37">***Colocar uma figura da estrutura </text:span><text:span text:style-name="T38">padrão</text:span><text:span text:style-name="T37"> de um módulo***</text:span></text:p>
      <text:p text:style-name="P10"/>
      <text:p text:style-name="P13"><text:span text:style-name="T36"><text:tab/></text:span>Essa arquitetura dos módulos foi desenvolvida com base nos estudos, práticas pesquisadas, e <text:span text:style-name="T42">de acordo com</text:span> necessidade da aplicação. Porém isso pode mudar dependendo da aplicação que se deseja desenvolver.</text:p>
      <text:p text:style-name="P13"><text:tab/><text:span text:style-name="T40">A figura yyy demonstrar como foi definida a arquitetura completa de todos os módulos que compõe o software desenvolvido.</text:span></text:p>
      <text:p text:style-name="P13"/>
      <text:p text:style-name="P13"/>
      <text:p text:style-name="P12"><text:span text:style-name="T37">***Colocar uma figura da </text:span><text:span text:style-name="T39">arquitetura de todos os módulos</text:span><text:span text:style-name="T37">***</text:span></text:p>
      <text:p text:style-name="P13"/>
      <text:p text:style-name="P13"><text:tab/><text:span text:style-name="T41">Através da modelagem dessa arquitetura, foi possível desenvolver um software em que os módulos não dependam diretamente da implementação de outros módulos. Isso se fez devido a criação de interfaces bem definidas que estão nos módulos APIs. Resultando em um software </text:span><text:soft-page-break/><text:span text:style-name="T41">desacoplado e também de alta coesão devido a cada módulo ter sua responsabilidade bem definida.</text:span></text:p>
      <text:p text:style-name="P6"><text:span text:style-name="T19">R</text:span>ascunhos:</text:p>
      <text:p text:style-name="P14"/>
      <text:p text:style-name="P15">Dessa maneira, foi criado um servidor através do serviço de hospedagem em nuvem, acompanhado da criação de um domínio para a implantação do software. O software também pode ser implantado em um servidor local com as mesmas funcionalidad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pe Prado</meta:initial-creator>
    <meta:creation-date>2015-08-22T19:58:00.627385718</meta:creation-date>
    <meta:generator>LibreOffice/4.3.3.2$Linux_X86_64 LibreOffice_project/430m0$Build-2</meta:generator>
    <dc:date>2015-08-23T21:01:11.465754103</dc:date>
    <dc:creator>Felipe Prado</dc:creator>
    <meta:editing-duration>PT6H47M18S</meta:editing-duration>
    <meta:editing-cycles>74</meta:editing-cycles>
    <meta:document-statistic meta:table-count="0" meta:image-count="0" meta:object-count="0" meta:page-count="5" meta:paragraph-count="30" meta:word-count="919" meta:character-count="6200" meta:non-whitespace-character-count="5298"/>
  </office:meta>
</office:document-meta>
</file>